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c0c0c0" draw:marker-start-width="0.2cm" draw:marker-end-width="0.2cm" draw:fill="solid" draw:fill-color="#000000" draw:fill-gradient-name="Gradient_20_33" draw:fill-hatch-name="Black_20_0_20_Degrees" draw:opacity-name="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solid" draw:fill-color="#ffffff" draw:fill-gradient-name="Gradient_20_1" draw:opacity="100%" draw:opacity-name="Transparency_20_36" draw:textarea-horizontal-align="center" draw:textarea-vertical-align="middle" draw:shadow-opacity="100%"/>
    </style:style>
    <style:style style:name="gr3" style:family="graphic" style:parent-style-name="standard">
      <style:graphic-properties draw:stroke="none" svg:stroke-color="#999999" draw:fill="solid" draw:fill-color="#e6ff00" draw:textarea-horizontal-align="justify" draw:textarea-vertical-align="middle" draw:auto-grow-height="false" draw:shadow="visible" draw:shadow-offset-x="0.1cm" draw:shadow-offset-y="0.1cm" draw:shadow-color="#000000" draw:shadow-opacity="15%"/>
    </style:style>
    <style:style style:name="gr4" style:family="graphic" style:parent-style-name="standard">
      <style:graphic-properties draw:stroke="none" svg:stroke-color="#999999" draw:fill="solid" draw:fill-color="#ff6309" draw:textarea-horizontal-align="justify" draw:textarea-vertical-align="middle" draw:auto-grow-height="false" draw:shadow="visible" draw:shadow-offset-x="0.1cm" draw:shadow-offset-y="0.1cm" draw:shadow-color="#000000" draw:shadow-opacity="15%"/>
    </style:style>
    <style:style style:name="gr5" style:family="graphic" style:parent-style-name="standard">
      <style:graphic-properties draw:stroke="none" svg:stroke-color="#999999" draw:fill="solid" draw:fill-color="#ff6309" draw:textarea-horizontal-align="center" draw:textarea-vertical-align="middle" draw:shadow="visible" draw:shadow-offset-x="0.1cm" draw:shadow-offset-y="0.1cm" draw:shadow-color="#000000" draw:shadow-opacity="15%"/>
    </style:style>
    <style:style style:name="gr6" style:family="graphic" style:parent-style-name="standard">
      <style:graphic-properties draw:stroke="none" svg:stroke-color="#999999" draw:fill="solid" draw:fill-color="#e6ff00" draw:textarea-horizontal-align="center" draw:textarea-vertical-align="middle" draw:shadow="visible" draw:shadow-offset-x="0.1cm" draw:shadow-offset-y="0.1cm" draw:shadow-color="#000000" draw:shadow-opacity="15%"/>
    </style:style>
    <style:style style:name="gr7" style:family="graphic" style:parent-style-name="standard">
      <style:graphic-properties draw:stroke="none" svg:stroke-color="#999999" draw:fill="solid" draw:fill-color="#ffffff" draw:textarea-horizontal-align="center" draw:textarea-vertical-align="middle" draw:shadow="visible" draw:shadow-offset-x="0.1cm" draw:shadow-offset-y="0.1cm" draw:shadow-color="#000000" draw:shadow-opacity="15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993cm" svg:height="3.993cm" svg:x="0.008cm" svg:y="0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187.363613296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3.662cm" svg:height="2.958cm" svg:x="0.173cm" svg:y="0.181cm" svg:viewBox="0 0 3663 2959" svg:d="m0 726c9-185 109-743 832-724h2102c337-29 729 341 729 702v-2c0 1545-3663 475-3663 2257z">
          <text:p/>
        </draw:path>
        <draw:custom-shape draw:style-name="gr3" draw:text-style-name="P1" draw:layer="layout" svg:width="0.52cm" svg:height="0.521cm" svg:x="1.571cm" svg:y="2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2cm" svg:height="0.522cm" svg:x="1.571cm" svg:y="1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1.04cm" svg:height="0.694cm" draw:transform="rotate (-1.57079632679579) translate (2.95796089542607cm 0.870372043880547cm)" svg:viewBox="0 0 1041 695" svg:d="m1041-5916c0 695-1041 695-1041 695 0 0 521 0 521-695z">
          <text:p/>
        </draw:path>
        <draw:path draw:style-name="gr5" draw:text-style-name="P1" draw:layer="layout" svg:width="0.692cm" svg:height="1.056cm" draw:transform="skewX (0.0202458193231304) rotate (-3.11855430746407) translate (3.65196522137884cm 1.91147225278605cm)" svg:viewBox="0 0 693 1057" svg:d="m693-3453c-695-16-693-537-693-537 0 0-2 1041 692 1057z">
          <text:p/>
        </draw:path>
        <draw:path draw:style-name="gr6" draw:text-style-name="P1" draw:layer="layout" svg:width="-0.693cm" svg:height="-1.04cm" svg:x="2.958cm" svg:y="2.954cm" svg:viewBox="0 0 -694 -1041" svg:d="m0-4867c694 0 694-1041 694-1041 0 0 0 520-694 520z">
          <text:p/>
        </draw:path>
        <draw:path draw:style-name="gr6" draw:text-style-name="P1" draw:layer="layout" svg:width="0.687cm" svg:height="0.538cm" draw:transform="skewX (0.0134390352403538) rotate (0.0274016692563058) translate (2.95633182944963cm 2.43340348174242cm)" svg:viewBox="0 0 688 539" svg:d="m0 5548c694 0 688 18 688 18 0 0 8-538-687-539z">
          <text:p/>
        </draw:path>
        <draw:path draw:style-name="gr7" draw:text-style-name="P1" draw:layer="layout" svg:width="1.04cm" svg:height="1.04cm" draw:transform="rotate (1.5707963267946) translate (0.354315537178999cm 2.95404929846438cm)" svg:viewBox="0 0 1041 1041" svg:d="m1041 709c0 1041-521 1041-521 1041 0 0-520 0-520-1041 0 695 520 695 520 0z">
          <text:p/>
        </draw:path>
        <draw:path draw:style-name="gr7" draw:text-style-name="P1" draw:layer="layout" svg:width="1.039cm" svg:height="1.067cm" draw:transform="skewX (0.0240855436775172) rotate (-3.11471458310968) translate (1.39582202131107cm 1.91294092512385cm)" svg:viewBox="0 0 1040 1068" svg:d="m1040-3352c-1042-28-1040-548-1040-548 0 0-3 1040 1039 1068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33" draw:display-name="Gradient 33" draw:style="linear" draw:start-color="#000000" draw:end-color="#ffffff" draw:start-intensity="100%" draw:end-intensity="15%" draw:angle="0" draw:border="0%"/>
    <draw:hatch draw:name="Black_20_0_20_Degrees" draw:display-name="Black 0 Degrees" draw:style="single" draw:color="#000000" draw:distance="0.102cm" draw:rotation="0"/>
    <draw:opacity draw:name="Transparency_20_36" draw:display-name="Transparency 36" draw:style="linear" draw:start="20%" draw:end="85%" draw:angle="1800" draw:border="5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en-INRIA </meta:initial-creator>
    <meta:creation-date>2010-10-22T13:13:15</meta:creation-date>
    <dc:date>2010-11-10T18:08:19</dc:date>
    <dc:creator>Adrien-INRIA </dc:creator>
    <meta:editing-duration>PT02H38M48S</meta:editing-duration>
    <meta:editing-cycles>11</meta:editing-cycles>
    <meta:generator>OpenOffice.org/3.2$Linux OpenOffice.org_project/320m12$Build-9483</meta:generator>
    <meta:document-statistic meta:object-count="10"/>
  </office:meta>
</office:document-meta>
</file>